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как ты думаешь, сколько парней у меня было? только честно</text:p>
      <text:p text:style-name="P1">ты всем так быстро отвечаешь?)</text:p>
      <text:p text:style-name="Standard">Николай Волков</text:p>
      <text:p text:style-name="Standard">со мной не так много общается народу...в плане секса?</text:p>
      <text:p text:style-name="Standard">Светлана</text:p>
      <text:p text:style-name="Standard">да</text:p>
      <text:p text:style-name="Standard">Николай Волков</text:p>
      <text:p text:style-name="Standard">ну человека 3-4 :)</text:p>
      <text:p text:style-name="Standard">Светлана</text:p>
      <text:p text:style-name="Standard">почему имено столько?)</text:p>
      <text:p text:style-name="Standard">Николай Волков</text:p>
      <text:p text:style-name="Standard">ну ты всё-таки ещё молодая.</text:p>
      <text:p text:style-name="Standard">Светлана</text:p>
      <text:p text:style-name="Standard">первый раз у меня был в 17 лет. И почти за 4 года - 3-4 парня?</text:p>
      <text:p text:style-name="Standard">Коль, ты не мог бы быстрее отвечать?</text:p>
      <text:p text:style-name="Standard">Николай Волков</text:p>
      <text:p text:style-name="Standard">могу :)))</text:p>
      <text:p text:style-name="Standard">Светлана</text:p>
      <text:p text:style-name="Standard">я очень не люблю ожидание</text:p>
      <text:p text:style-name="Standard">Николай Волков</text:p>
      <text:p text:style-name="Standard">хорошо :) а сколько тогда? 10?</text:p>
      <text:p text:style-name="Standard">Светлана</text:p>
      <text:p text:style-name="Standard">ну ты даёшь))</text:p>
      <text:p text:style-name="Standard">Николай Волков</text:p>
      <text:p text:style-name="Standard">опять мало?</text:p>
      <text:p text:style-name="Standard">Светлана</text:p>
      <text:p text:style-name="Standard">много))</text:p>
      <text:p text:style-name="Standard">вообще 7</text:p>
      <text:p text:style-name="Standard">я же не собираюсь со всями подряд трахаться!</text:p>
      <text:p text:style-name="Standard">ну а желающих, сам понимаешь, достаточно</text:p>
      <text:p text:style-name="Standard">Николай Волков</text:p>
      <text:p text:style-name="Standard">можно в желающие записаться? :)</text:p>
      <text:p text:style-name="Standard">сама куда-то пропала...</text:p>
      <text:p text:style-name="Standard">Светик,ты с кем там пишешься? я мешаю?</text:p>
      <text:p text:style-name="Standard">Светлана</text:p>
      <text:p text:style-name="Standard">я тебе пишу сообщение, подожди</text:p>
      <text:p text:style-name="Standard">Коль, пожалуйста, пойми меня правильно, я не хочу обидеть тебя или задеть. Воспринимай это как просто добрый дружеский совет, хотя для друзей мы еще мало знакомы. <text:line-break/>Ты понимаешь, что мне действительно есть из кого выбрать. Да и вообще, как правило, если девушка хоть сколько-нибудь симпатичная, то желающих поухаживать за ней уж как минимум несколько. А если ты решил выбрать красивую девушку, да еще и молодую, не разведённую, то ты сам понимаешь свои шансы. <text:line-break/>Я бы очень не хотела тебя обидеть своими словами, поэтому постараюсь выражаться максимально деликатно. Ну а ты уж сам поймёшь, что я имею в виду. <text:line-break/>Ты не очень-то уверен в себе, хотя уже не очень молод, я не знаю, по какой причине до сих пор не имеешь опыта с женщинами, что меня вообще поражает. Я не знаю, какого размера у тебя... ну ты понял. Надеюсь, он достаточно большой, чтобы это было твоим конкурентным преимуществом. Я не знаю, можешь ли ты обеспечить своей женщине достойную жизнь, этот вопрос меня не так волнует - для меня важнее чувства - ведь я не рассматриваю тебя как возможного мужа и отца. <text:line-break/>Пойми меня правильно, я нисколько не хочу тебя задеть или обидеть, я хочу по возможности <text:soft-page-break/>помочь тебе. Ты постарайся найти себе девушку твоего уровня, которой бы твоих качеств было достаточно. Пусть не очень красивую и не молодую, но чтобы она тебя научила тому, как быть мужчиной в отношениях с женщиной. И тогда у тебя всё получится</text:p>
      <text:p text:style-name="Standard">Ты извини меня еще раз, мне немного стыдно. Мне кажется, я написала много очень болезненных вещей. Но я действительно хотела как лучше</text:p>
      <text:p text:style-name="Standard">Я думаю, ты очень хороший человек, и в личной жизни у тебя всё должно быть хорошо</text:p>
      <text:p text:style-name="Standard">Николай Волков</text:p>
      <text:p text:style-name="Standard">ясно</text:p>
      <text:p text:style-name="Standard">Светлана</text:p>
      <text:p text:style-name="Standard">Коль, я надеюсь, ты сможешь понять меня правильно</text:p>
      <text:p text:style-name="Standard">и я бы очень не хотела тебя обидеть</text:p>
      <text:p text:style-name="Standard">просто я видела довольно много парней, и, мне кажется, знаю, какие качества могут помочь мужчине обрести счастье в личном</text:p>
      <text:p text:style-name="Standard">ответь пожалуйста - ты не обижаешься? Я теперь сама из-за своей откровенности волнуюсь...</text:p>
      <text:p text:style-name="Standard">Николай Волков</text:p>
      <text:p text:style-name="Standard">я обиделся,да</text:p>
      <text:p text:style-name="Standard">Светлана</text:p>
      <text:p text:style-name="Standard">я не хотела этого, извини</text:p>
      <text:p text:style-name="Standard">даже если у нас и не получится отношений, я хотела бы хоть немного помочь тебе. И я искренне надеюсь, что у меня хоть что - то получится</text:p>
      <text:p text:style-name="Standard">ты когда-нибудь разговаривал с женщинами о том, что им в тебе нравится?</text:p>
      <text:p text:style-name="Standard">Николай Волков</text:p>
      <text:p text:style-name="Standard">скучно...пока гламурики не пишут,можно и уроду время уделить?</text:p>
      <text:p text:style-name="Standard">Светлана</text:p>
      <text:p text:style-name="Standard">ты всё неправильно понял... очень жаль</text:p>
      <text:p text:style-name="Standard">я надеялась, что ты уже достаточно мудр, чтобы понять, что я хотела тебе сказать</text:p>
      <text:p text:style-name="Standard">Николай Волков</text:p>
      <text:p text:style-name="Standard">что я должен понять,когда девушка пишет:найди себе своего уровня? </text:p>
      <text:p text:style-name="Standard">Светлана</text:p>
      <text:p text:style-name="Standard">я это имела в виду - чтобы с ней ты набрался опыта, и уже тогда смог завоёвывать тех женщин, которых действительно хочешь</text:p>
      <text:p text:style-name="Standard">и чтобы ты начал работать над теми твоими сторонами, которые пока немного хромают</text:p>
      <text:p text:style-name="Standard">Всё, я больше не хочу об этом</text:p>
      <text:p text:style-name="Standard">я сама расстроилась</text:p>
      <text:p text:style-name="Standard">Николай Волков</text:p>
      <text:p text:style-name="Standard">не надо :) всё хорошо</text:p>
      <text:p text:style-name="Standard">Светлана</text:p>
      <text:p text:style-name="Standard">надеюсь...</text:p>
      <text:p text:style-name="Standard">Николай Волков</text:p>
      <text:p text:style-name="Standard">я вот не понял,зачем ты про своих парней заговорила?</text:p>
      <text:p text:style-name="Standard">похвастаться?</text:p>
      <text:p text:style-name="Standard">Светланавот уж парнями я точно не стала бы хвастаться)) я не знаю, какой типаж девушек вообще этим хвастаться может. Нет, только для того, чтобы понять, настолько ты умеешь разбираться в девушках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9:27:45.072070234</meta:creation-date>
    <dc:date>2017-11-22T19:28:20.107665557</dc:date>
    <meta:editing-duration>PT35S</meta:editing-duration>
    <meta:editing-cycles>1</meta:editing-cycles>
    <meta:document-statistic meta:table-count="0" meta:image-count="0" meta:object-count="0" meta:page-count="2" meta:paragraph-count="72" meta:word-count="651" meta:character-count="3840" meta:non-whitespace-character-count="3256"/>
    <meta:generator>LibreOffice/4.3.3.2$Linux_x86 LibreOffice_project/430m0$Build-2</meta:generator>
  </office:meta>
</office:document-meta>
</file>